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text-indent="0cm" style:auto-text-indent="false"/>
    </style:style>
    <style:style style:name="P2" style:family="paragraph" style:parent-style-name="Standard">
      <style:text-properties fo:color="#00a933" loext:opacity="100%" officeooo:rsid="000f45a0" officeooo:paragraph-rsid="000f45a0"/>
    </style:style>
    <style:style style:name="P3" style:family="paragraph" style:parent-style-name="Standard">
      <style:paragraph-properties fo:margin-left="0cm" fo:text-indent="0cm" style:auto-text-indent="false"/>
    </style:style>
    <style:style style:name="P4" style:family="paragraph" style:parent-style-name="Standard">
      <style:paragraph-properties fo:margin-left="1.251cm" fo:text-indent="0cm" style:auto-text-indent="false"/>
      <style:text-properties fo:color="#00a933" loext:opacity="100%" officeooo:rsid="000f45a0" officeooo:paragraph-rsid="000f45a0"/>
    </style:style>
    <style:style style:name="P5" style:family="paragraph" style:parent-style-name="Standard">
      <style:paragraph-properties fo:margin-left="2.501cm" fo:text-indent="0cm" style:auto-text-indent="false"/>
    </style:style>
    <style:style style:name="P6" style:family="paragraph" style:parent-style-name="Standard">
      <style:paragraph-properties fo:margin-left="1.251cm" fo:text-indent="0cm" style:auto-text-indent="false"/>
      <style:text-properties officeooo:paragraph-rsid="000f7195"/>
    </style:style>
    <style:style style:name="P7" style:family="paragraph" style:parent-style-name="Standard">
      <style:paragraph-properties fo:margin-left="1.251cm" fo:text-indent="0cm" style:auto-text-indent="false"/>
      <style:text-properties fo:color="#00a933" loext:opacity="100%" officeooo:rsid="000f7195" officeooo:paragraph-rsid="000f7195"/>
    </style:style>
    <style:style style:name="P8" style:family="paragraph" style:parent-style-name="Standard">
      <style:text-properties officeooo:paragraph-rsid="000ce032"/>
    </style:style>
    <style:style style:name="P9" style:family="paragraph" style:parent-style-name="Standard">
      <style:paragraph-properties fo:margin-left="3.752cm" fo:text-indent="0cm" style:auto-text-indent="false"/>
    </style:style>
    <style:style style:name="T1" style:family="text">
      <style:text-properties officeooo:rsid="000f45a0"/>
    </style:style>
    <style:style style:name="T2" style:family="text">
      <style:text-properties fo:color="#00a933" loext:opacity="100%" officeooo:rsid="000f45a0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NORMAS DE USO DE LOS SISTEMAS DE INFORMACIÓN</text:p>
      <text:p text:style-name="Standard">__________________________________________________</text:p>
      <text:p text:style-name="Standard"/>
      <text:p text:style-name="Standard"/>
      <text:p text:style-name="Standard"/>
      <text:p text:style-name="Standard">1. INTRODUCCIÓN</text:p>
      <text:p text:style-name="Standard">Este manual pretende que el usuario final conozca:</text:p>
      <text:p text:style-name="P1">• Su situación respecto al uso de los sistemas de información de AIXA CORPORE,</text:p>
      <text:p text:style-name="P1">S.L. (En adelante AIXA CORPORE).</text:p>
      <text:p text:style-name="P1">• Por qué la seguridad de la información es importante para AIXA CORPORE.</text:p>
      <text:p text:style-name="P1">• Los riesgos que con llevan la inseguridad.</text:p>
      <text:p text:style-name="P1">• Los requisitos legales actuales que obligan a garantizar la seguridad de datos.</text:p>
      <text:p text:style-name="P1">• Las normas básicas implantadas.</text:p>
      <text:p text:style-name="P1">• Recomendaciones y buenas prácticas a utilizar.</text:p>
      <text:p text:style-name="Standard">1.1. DESCRIPCIÓN DE LOS SISTEMAS DE INFORMACIÓN</text:p>
      <text:p text:style-name="Standard">Un ordenador, un programa y unos datos constituyen los elementos básicos de un sistema</text:p>
      <text:p text:style-name="Standard">de información. Los ordenadores de AIXA CORPORE están conectados por medio de</text:p>
      <text:p text:style-name="Standard">equipos de comunicación a una red informática. Cada usuario con necesidades informáticas</text:p>
      <text:p text:style-name="Standard">dispondrá de un ordenador personal conectado a red que llamaremos puesto de trabajo.</text:p>
      <text:p text:style-name="Standard">Otros dispositivos como las impresoras, pueden conectarse a dicho ordenador o a la red.</text:p>
      <text:p text:style-name="Standard"/>
      <text:p text:style-name="Standard">El conjunto de esta estructura (puestos de trabajo, red informática, servidores, programas)</text:p>
      <text:p text:style-name="Standard">sirve para almacenar, procesar y transmitir datos e informaciones. Todos estos elementos</text:p>
      <text:p text:style-name="Standard">asociados forman un sistema automatizado de información, que llamaremos abreviadamente</text:p>
      <text:p text:style-name="Standard">S.I. Dentro de este sistema tú eres el usuario de un puesto de trabajo.</text:p>
      <text:p text:style-name="Standard"/>
      <text:p text:style-name="Standard">Si un sistema de información deja de funcionar, se crea normalmente un gran problema;</text:p>
      <text:p text:style-name="Standard">puede ser tan grave que lleve a la práctica paralización de la Entidad. Nuestra organización</text:p>
      <text:p text:style-name="Standard">tiene una dependencia cada vez mayor de los sistemas informáticos, y estos sistemas son</text:p>
      <text:p text:style-name="Standard">vulnerables a agresiones o fallos. La necesidad de la seguridad y del control es evidente.</text:p>
      <text:p text:style-name="Standard"/>
      <text:p text:style-name="Standard">1.2. PROBLEMÁTICA DE LA SEGURIDAD DE LA INFORMACIÓN</text:p>
      <text:p text:style-name="Standard">La seguridad de un sistema de información consiste en preservar la disponibilidad, la</text:p>
      <text:p text:style-name="Standard">confidencialidad y la integridad de datos y programas. Estos factores pueden ponerse en</text:p>
      <text:p text:style-name="Standard">peligro por actos voluntarios o involuntarios de origen interno o externo. Una parte</text:p>
      <text:p text:style-name="Standard">importante de la pérdida se debe a errores humanos y accidentes.</text:p>
      <text:p text:style-name="P2">La presente norma es de aplicación y de obligado cumplimiento para todo el personal que, de manera permanente o eventual, preste sus servicios en la empresa. </text:p>
      <text:p text:style-name="P2"/>
      <text:p text:style-name="Standard">1.2.1. PROBLEMAS DE SEGURIDAD FÍSICA</text:p>
      <text:p text:style-name="P1">• Catástrofes: incendios, terremotos, inundaciones.</text:p>
      <text:p text:style-name="P1">• Fallos en los elementos físicos: cortes de fluido eléctrico, averías en los elementos de</text:p>
      <text:p text:style-name="P1">sistema (ordenador, discos, elementos de comunicaciones, líneas telefónicas).</text:p>
      <text:p text:style-name="P1">• Fallos en el software de base o de aplicación: mal funcionamiento de los programas,</text:p>
      <text:p text:style-name="P1">o del sistema operativo, del control de las comunicaciones. <text:span text:style-name="T1">(</text:span><text:span text:style-name="T2">todo lo que conlleve fallo de software es fallo lógico, si no conlleva un deterioro de algún elemento físico).</text:span></text:p>
      <text:p text:style-name="P1">• Sabotajes: Destrucción de elementos físicos, daños al software del sistema,</text:p>
      <text:p text:style-name="P1">introducción de virus. <text:span text:style-name="T2">Daño de software e introducción de virus es un fallo lógico si no conlleva fallo de algún componente físico.</text:span></text:p>
      <text:p text:style-name="P3">1.2.2. PROBLEMAS DE CONFIDENCIALIDAD</text:p>
      <text:p text:style-name="P1">• Accesos no autorizados a informaciones confidenciales.</text:p>
      <text:p text:style-name="P1"><text:soft-page-break/>• Accesos no autorizados para obtener copias piratas de programas. <text:span text:style-name="T2">En su caso debería ser copia de datos personales o si se refiere a software debería ser la instalación de software no autorizado y en este caso debería ir en el apartado siguiente.</text:span></text:p>
      <text:p text:style-name="P1">• Accesos no autorizados para modificar datos de aplicaciones <text:span text:style-name="T2">sustituir por datos personales</text:span>, en provecho propio o como sabotaje (modificación de datos bancarios, nóminas, expedientes, destrucción de información).</text:p>
      <text:p text:style-name="Standard">1.2.3. UTILIZACIÓN INDEBIDA DEL ORDENADOR</text:p>
      <text:p text:style-name="P1">• <text:span text:style-name="T2">Debe utilizarse únicamente para fines institucionales, y no para otros fines como </text:span>Juegos, trabajos particulares y/o para otra entidad, etc.</text:p>
      <text:p text:style-name="P4">Alteración de cualquiera de los componentes físicos o lógicos de los equipos informáticos, salvo autorización expresa de la persona responsable.</text:p>
      <text:p text:style-name="P4">Utilización de cualquier tipo de software dañino. </text:p>
      <text:p text:style-name="P4">Utilización de conexiones y medios inalámbricos no autorizados.</text:p>
      <text:p text:style-name="P1">• Permitir por ingenuidad el acceso desde el exterior a usuarios maliciosos que</text:p>
      <text:p text:style-name="P1">adquieren el control remoto sobre un ordenador de la entidad.</text:p>
      <text:p text:style-name="Standard">En una sociedad sin tecnología informática se establecen mecanismos adecuados de</text:p>
      <text:p text:style-name="Standard">seguridad para minimizar sus riesgos: se protegen los archivos para evitar su robo o</text:p>
      <text:p text:style-name="Standard">destrucción, se elaboran leyes para proteger la intimidad, los datos de carácter personal y la</text:p>
      <text:p text:style-name="Standard">propiedad intelectual.</text:p>
      <text:p text:style-name="Standard">Se pueden indicar cuatro niveles de protección:</text:p>
      <text:p text:style-name="P1">1. Prevención de riesgos</text:p>
      <text:p text:style-name="P1">2. Detección de problemas cuando han fallado los mecanismos de prevención</text:p>
      <text:p text:style-name="P1">3. Limitación de pérdidas: si a pesar de los controles de prevención y detección, ocurre</text:p>
      <text:p text:style-name="P1">el problema, restringir las pérdidas en lo posible.</text:p>
      <text:p text:style-name="P1">4. Recuperación: planes de contingencia totalmente probados y documentados para</text:p>
      <text:p text:style-name="P1">volver a disponer del sistema de información.</text:p>
      <text:p text:style-name="Standard">1.2.4. ¿CUÁLES SON ENTONCES LAS FUNCIONES REFERENTES A LA SEGURIDAD</text:p>
      <text:p text:style-name="Standard">QUE DEBE REALIZAR EL RESPONSABLE DE UN PUESTO DE TRABAJO?</text:p>
      <text:p text:style-name="P1">• El conocimiento de la propiedad de los datos a los que accede y quiénes pueden</text:p>
      <text:p text:style-name="P1">disponer de estos datos; quién está autorizado a pedirle una salida de impresora o a</text:p>
      <text:p text:style-name="P1">que se le facilite en pantalla una determinada información.</text:p>
      <text:p text:style-name="P1">• Del conocimiento de la propiedad de los datos se deduce el nivel de importancia de la</text:p>
      <text:p text:style-name="P1">información que se maneja y en función de ello se tendrá cuidado para evitar que</text:p>
      <text:p text:style-name="P1">sea visualizada, fotocopiada, duplicada, con atención incluso de forma especial a la</text:p>
      <text:p text:style-name="P1">que se deposita en las papeleras.</text:p>
      <text:p text:style-name="P1">• Especial atención merece el uso de contraseñas que se describe en este documento</text:p>
      <text:p text:style-name="P1">en la sección "Criterios de Buenas Prácticas en Seguridad de la información".</text:p>
      <text:p text:style-name="P4">Notificar al responsable de seguridad cualquier sospecha de un comportamiento anómalo en su puesto de trabajo. </text:p>
      <text:p text:style-name="P4">Cuidado en la protección de datos extraídos fuera de la entidad.</text:p>
      <text:p text:style-name="P1"/>
      <text:p text:style-name="Standard"/>
      <text:p text:style-name="Standard"/>
      <text:p text:style-name="Standard">2. NORMAS DE USO DE LOS SISTEMAS DE INFORMACIÓN.</text:p>
      <text:p text:style-name="Standard">A continuación se indican las normas de seguridad que todo usuario de AIXA CORPORE</text:p>
      <text:p text:style-name="Standard">debe satisfacer. Estas normas se han organizado en la siguiente estructura:</text:p>
      <text:p text:style-name="P1">• Normas generales de seguridad</text:p>
      <text:p text:style-name="P1">• Normas para el cumplimiento de la LOPD</text:p>
      <text:p text:style-name="P1">• Normas aplicables al uso de Internet.</text:p>
      <text:p text:style-name="P1">• Normas aplicables al uso del correo electrónico.</text:p>
      <text:p text:style-name="P1">• Buenas prácticas en materia de seguridad de la información</text:p>
      <text:p text:style-name="P5">▪ Selección de contraseñas</text:p>
      <text:p text:style-name="P5"><text:soft-page-break/>▪ Uso del correo electrónico</text:p>
      <text:p text:style-name="Standard">A continuación se detallan cada una de estas secciones.</text:p>
      <text:p text:style-name="Standard">2.1. NORMAS GENERALES DE SEGURIDAD</text:p>
      <text:p text:style-name="Standard">Son normas para el personal en relación a la seguridad de la información de AIXA</text:p>
      <text:p text:style-name="Standard">CORPORE las siguientes:</text:p>
      <text:p text:style-name="P1">• El personal de AIXA CORPORE y cualquier otro personal que trabaje bajo contrato</text:p>
      <text:p text:style-name="P1">para ésta deberá acceder exclusivamente a aquella información que sea</text:p>
      <text:p text:style-name="P1">estrictamente necesaria para el desempeño de sus funciones.</text:p>
      <text:p text:style-name="P1">• El acceso a información residente en los sistemas de información de AIXA</text:p>
      <text:p text:style-name="P1">CORPORE deberá realizarse siempre haciendo uso de un identificador de usuario,</text:p>
      <text:p text:style-name="P1">personal e intransferible, y de su palabra de acceso (contraseña) que deberá</text:p>
      <text:p text:style-name="P1">permanecer en secreto en todo momento y sólo podrá ser conocida por el empleado</text:p>
      <text:p text:style-name="P1">a quien se entrega su custodia. </text:p>
      <text:p text:style-name="P1">• Bajo esta filosofía, queda expresamente prohibida la utilización de un mismo</text:p>
      <text:p text:style-name="P1">identificador de usuario y de su palabra de acceso por personas distintas a las que</text:p>
      <text:p text:style-name="P1">hubiera sido asignado. Es responsabilidad de cada empleado de AIXA CORPORE</text:p>
      <text:p text:style-name="P1">mantener en secreto su palabra de control de acceso y confeccionarla de forma que</text:p>
      <text:p text:style-name="P1">no sea adivinable por terceros, ya que cualquier acceso indebido con dicho</text:p>
      <text:p text:style-name="P1">identificador será responsabilidad de su propietario. AIXA CORPORE</text:p>
      <text:p text:style-name="P1">informará sobre criterios de buenas prácticas para la selección de contraseñas.</text:p>
      <text:p text:style-name="P1">• Queda prohibido comunicar a otra persona el identificador de usuario y las claves de</text:p>
      <text:p text:style-name="P1">acceso a los sistemas de información. Si el usuario sospecha que otra persona</text:p>
      <text:p text:style-name="P1">conoce sus datos de identificación y acceso deberá ponerlo en conocimiento del</text:p>
      <text:p text:style-name="P6">Responsable de Seguridad, con el fin de que le asignen una nueva clave. </text:p>
      <text:p text:style-name="P7">Unir los dos puntos anteriores porque se refieren a la misma información.</text:p>
      <text:p text:style-name="P7">Separar esta parte en un nuevo punto.</text:p>
      <text:p text:style-name="P6">En los casos de ausencia temporal del usuario, el responsable de su unidad directiva podrá</text:p>
      <text:p text:style-name="P1">solicitar al Responsable de Seguridad correspondiente la asignación de los permisos</text:p>
      <text:p text:style-name="P1">necesarios a la persona por él designada a efectos de evitar la obstaculización de los</text:p>
      <text:p text:style-name="P1">trabajos en curso.</text:p>
      <text:p text:style-name="P1">• La protección de los activos de AIXA CORPORE es una tarea que afecta a todas las</text:p>
      <text:p text:style-name="P1">personas vinculadas directa o indirectamente con la misma. Por tanto, es</text:p>
      <text:p text:style-name="P1">responsabilidad de todos preservar la disponibilidad e integridad de la información,</text:p>
      <text:p text:style-name="P1">comunicando a las áreas competentes y por los cauces establecidos, cualquier evento</text:p>
      <text:p text:style-name="P1">o incidencia que afecte a los sistemas de información.</text:p>
      <text:p text:style-name="P1">• El usuario está obligado a utilizar los sistemas de información de AIXA CORPORE,</text:p>
      <text:p text:style-name="P1">S.L. y sus datos sin incurrir en actividades que puedan ser consideradas ilícitas o</text:p>
      <text:p text:style-name="P1">ilegales, que infrinjan los derechos de la Empresa o de terceros, o que puedan</text:p>
      <text:p text:style-name="P1">atentar contra las normas sociales.</text:p>
      <text:p text:style-name="P1">• Toda actividad realizada sobre los sistemas de información de AIXA CORPORE es</text:p>
      <text:p text:style-name="P1">susceptible de ser auditada.</text:p>
      <text:p text:style-name="P1">• AIXA CORPORE prohíbe la divulgación, duplicación, modificación, destrucción, mal</text:p>
      <text:p text:style-name="P1">uso, robo y acceso no autorizado a información propiedad de AIXA CORPORE o de</text:p>
      <text:p text:style-name="P1">otras empresas y personas que le haya sido confiada.</text:p>
      <text:p text:style-name="P1">• La utilización de los servicios de Internet y correo electrónico se llevará a cabo</text:p>
      <text:p text:style-name="P1">teniendo en cuenta que asociado al usuario está el nombre de AIXA CORPORE.</text:p>
      <text:p text:style-name="P1">Consecuentemente se guardarán patrones ejemplares de cortesía, educación y ética</text:p>
      <text:p text:style-name="P1">en su uso.</text:p>
      <text:p text:style-name="P1">• Se establece expresamente la prohibición del uso de los activos de AIXA CORPORE</text:p>
      <text:p text:style-name="P1">para finalidades distintas a las estrictamente profesionales relacionadas con el</text:p>
      <text:p text:style-name="P1">desempeño habitual de las funciones en la misma y que no hayan sido expresamente</text:p>
      <text:p text:style-name="P1">aprobadas por la Dirección o no tengan una justificación evidente. Esto incluye tanto</text:p>
      <text:p text:style-name="P1"><text:soft-page-break/>recursos informáticos (correo electrónico, Internet, ofimática, espacio en disco, etc.)</text:p>
      <text:p text:style-name="P1">como la información (de ciudadanos, de terceros, etc.).</text:p>
      <text:p text:style-name="P1">• Debido a los peligros que tiene la utilización de software dañino o no autorizado,</text:p>
      <text:p text:style-name="P1">queda prohibida la instalación de aplicaciones que no se encuentren debidamente</text:p>
      <text:p text:style-name="P1">autorizadas por la Organización mediante los circuitos establecidos.</text:p>
      <text:p text:style-name="P8">2.2. NORMAS PARA EL CUMPLIMIENTO DE LA LOPD.</text:p>
      <text:p text:style-name="Standard">Son obligaciones de todo trabajador de AIXA CORPORE, en relación al cumplimiento de la</text:p>
      <text:p text:style-name="Standard">legislación vigente en materia de protección de datos las siguientes:</text:p>
      <text:p text:style-name="P1">• Deber de secreto</text:p>
      <text:p text:style-name="P5">• Todo empleado debe guardar secreto de la información de carácter personal</text:p>
      <text:p text:style-name="P5">que conozca en el desempeño de su trabajo, incluso después de haber</text:p>
      <text:p text:style-name="P5">abandonado la organización.</text:p>
      <text:p text:style-name="P5">• Todo empleado debe proteger los datos de carácter personal de AIXA</text:p>
      <text:p text:style-name="P5">CORPORE que excepcionalmente tuvieran que almacenarse o usarse fuera</text:p>
      <text:p text:style-name="P5">del lugar de trabajo: en clientes, en el propio domicilio o en otras</text:p>
      <text:p text:style-name="P5">instalaciones alternativas y tanto en equipos fijos como en portátiles.</text:p>
      <text:p text:style-name="P1">• Identificación y autenticación de usuarios</text:p>
      <text:p text:style-name="P5">• Cada usuario es responsable de los accesos que se hagan con su</text:p>
      <text:p text:style-name="P5">identificación, por ello es necesario que la contraseña se mantenga en</text:p>
      <text:p text:style-name="P5">secreto, no comunicándola a otros usuarios.</text:p>
      <text:p text:style-name="P5">• Cada usuario es responsable de la confidencialidad de su contraseña y, en</text:p>
      <text:p text:style-name="P5">caso de que la misma sea conocida fortuita o fraudulentamente por personas</text:p>
      <text:p text:style-name="P5">no autorizadas, debe registrarse como incidencia y proceder a su cambio. El</text:p>
      <text:p text:style-name="P5">usuario debe comunicar al Responsable de TI el olvido o sospecha de</text:p>
      <text:p text:style-name="P5">conocimiento por terceros de la contraseña.</text:p>
      <text:p text:style-name="P5">• Cambiar la contraseña al menos semestralmente.</text:p>
      <text:p text:style-name="P1">• Gestión de soportes</text:p>
      <text:p text:style-name="P5">• No sacar fuera de los <text:span text:style-name="T3">locales del fichero ningún soporte</text:span> sin ser usuario</text:p>
      <text:p text:style-name="P5">autorizado para ello por el responsable del fichero y sin el correspondiente</text:p>
      <text:p text:style-name="P5">permiso del mismo para esa extracción en concreto.</text:p>
      <text:p text:style-name="P5">• No sacar equipos o soportes de las instalaciones sin la autorización</text:p>
      <text:p text:style-name="P5">necesaria, y en todo caso, aplicando las medidas de seguridad que se hayan</text:p>
      <text:p text:style-name="P5">establecido.</text:p>
      <text:p text:style-name="P5">• No introducir en los <text:span text:style-name="T3">locales del fichero</text:span> ninguna información de carácter</text:p>
      <text:p text:style-name="P5">personal sin ser usuario autorizado para ello por el Responsable de TI o</text:p>
      <text:p text:style-name="P5">por Dirección</text:p>
      <text:p text:style-name="P5">• Los documentos, disquetes y otros soportes de información deben guardarse</text:p>
      <text:p text:style-name="P5">en armarios cuando no se usen y, especialmente, fuera del horario normal de</text:p>
      <text:p text:style-name="P5">trabajo.</text:p>
      <text:p text:style-name="P5">• La información crítica o sensible debe encerrarse bajo llave cuando no se</text:p>
      <text:p text:style-name="P5">requiera especialmente o la oficina esté vacía.</text:p>
      <text:p text:style-name="P5">• Los ordenadores personales y los terminales deben estar protegidos por</text:p>
      <text:p text:style-name="P5">llave, contraseñas u otras salvaguardas cuando no se usen.</text:p>
      <text:p text:style-name="P5">• No tirar a la basura documentos con información de carácter personal o</text:p>
      <text:p text:style-name="P5">sensible sin la previa destrucción.</text:p>
      <text:p text:style-name="P5">• No hacer copias de seguridad de ninguna información, especialmente si se</text:p>
      <text:p text:style-name="P5">trata de datos de carácter personal, salvo que sea siguiendo las instrucciones</text:p>
      <text:p text:style-name="P5">del Responsable de TI</text:p>
      <text:p text:style-name="P5">• Si requiriese hacer copia en algún dispositivo de almacenamiento extraíble</text:p>
      <text:p text:style-name="P5">(Tarjeta de memoria, discos externos USB, etc.) o sobre soporte CD o DVD,</text:p>
      <text:p text:style-name="P5">debe notificarlo al Comunicar al Responsable de TI el olvido o sospecha de</text:p>
      <text:p text:style-name="P5">conocimiento por terceros de la contraseña para su adecuado inventariado y</text:p>
      <text:p text:style-name="P5"><text:soft-page-break/>la aplicación de las medidas de seguridad que éste estime pertinente.</text:p>
      <text:p text:style-name="P1">• Control de los accesos físicos</text:p>
      <text:p text:style-name="P5">• Cuando el usuario de un puesto de trabajo lo abandone, bien temporalmente</text:p>
      <text:p text:style-name="P5">o bien al finalizar su horario laboral, debe dejarlo en un estado que impida la</text:p>
      <text:p text:style-name="P5">visualización de los datos protegidos. Esto podrá realizarse, desconectándose</text:p>
      <text:p text:style-name="P5">de la aplicación o a través de un protector de pantalla que impida la</text:p>
      <text:p text:style-name="P5">visualización de los datos. Es recomendable activar el protector con</text:p>
      <text:p text:style-name="P5">Ctrl+Alt+Supr + Bloquear Estación). La reanudación del trabajo implica la</text:p>
      <text:p text:style-name="P5">desactivación de la pantalla protectora con la introducción de la contraseña</text:p>
      <text:p text:style-name="P5">correspondiente.</text:p>
      <text:p text:style-name="P5">• En el caso de las impresoras, fax y dispositivos similares, debe asegurarse de</text:p>
      <text:p text:style-name="P5">que no quedan documentos impresos en la bandeja de salida que contengan</text:p>
      <text:p text:style-name="P5">datos protegidos. Si las impresoras son compartidas con otros usuarios no</text:p>
      <text:p text:style-name="P5">autorizados para acceder a los datos de los ficheros, los responsables de</text:p>
      <text:p text:style-name="P5">cada puesto deberán retirar los documentos conforme vayan siendo</text:p>
      <text:p text:style-name="P5">impresos.</text:p>
      <text:p text:style-name="P5">• Si es necesario enviar por correo convencional información especialmente</text:p>
      <text:p text:style-name="P5">protegida, usar un sobre opaco o doble sin indicaciones externas y hacer el</text:p>
      <text:p text:style-name="P5">envío por un canal seguro. Se requerirá confirmación fiable de recepción por</text:p>
      <text:p text:style-name="P5">parte del destinatario.</text:p>
      <text:p text:style-name="P5">• Los usuarios deben respetar la configuración fija de aplicaciones corporativas</text:p>
      <text:p text:style-name="P5">(ofimática, antivirus,...) de los puestos de trabajo desde los que se tiene</text:p>
      <text:p text:style-name="P5">acceso a los ficheros y sólo podrá ser cambiada bajo la autorización del</text:p>
      <text:p text:style-name="P5">Responsable de TI.</text:p>
      <text:p text:style-name="P1">• Control de accesos lógicos</text:p>
      <text:p text:style-name="P5">• Acceder únicamente a aquellos ficheros para los que haya sido autorizado</text:p>
      <text:p text:style-name="P5">por el Responsable del fichero y actuar sobre los mismos solamente con el</text:p>
      <text:p text:style-name="P5">alcance que le haya sido fijado.</text:p>
      <text:p text:style-name="P5">• Comunicar al Responsable de TI cualquier anomalía en el sistema de</text:p>
      <text:p text:style-name="P5">control de accesos implantado.</text:p>
      <text:p text:style-name="P5">• No instalar ningún software o programa no autorizado por el responsable de</text:p>
      <text:p text:style-name="P5">seguridad.</text:p>
      <text:p text:style-name="P1">• Comunicación interpersonal</text:p>
      <text:p text:style-name="P5">• Se deben tomar las precauciones adecuadas, por ejemplo, no revelar</text:p>
      <text:p text:style-name="P5">información sensible para evitar la escucha o interceptación de su llamada</text:p>
      <text:p text:style-name="P5">por personas de su vecindad próxima, sobre todo cuando se usa un teléfono</text:p>
      <text:p text:style-name="P5">móvil.</text:p>
      <text:p text:style-name="P5">• No se deben mantener conversaciones confidenciales en lugares públicos o</text:p>
      <text:p text:style-name="P5">en oficinas abiertas o salas de tabiques finos.</text:p>
      <text:p text:style-name="P5">• No se deben dejar mensajes en contestadores automáticos que puedan</text:p>
      <text:p text:style-name="P5">reproducirse por personas no autorizadas, grabarse en sistemas de uso</text:p>
      <text:p text:style-name="P5">público o grabarse incorrectamente como resultado de una equivocación en</text:p>
      <text:p text:style-name="P5">el marcado.</text:p>
      <text:p text:style-name="P5">• En relación a las máquinas fax hay que tener en cuenta:</text:p>
      <text:p text:style-name="P9">1. El acceso no autorizado a los almacenamientos internos de</text:p>
      <text:p text:style-name="P9">mensajes para recuperarlos.</text:p>
      <text:p text:style-name="P9">2. La programación deliberada o accidental de las máquinas para</text:p>
      <text:p text:style-name="P9">enviar mensajes a números específicos.</text:p>
      <text:p text:style-name="P9">3. El envío de documentos y mensajes a un número equivocado,</text:p>
      <text:p text:style-name="P9">procedente de marcaje o de recuperación desde el almacenamiento</text:p>
      <text:p text:style-name="P9">de números.</text:p>
      <text:p text:style-name="P1">• Procedimiento de gestión de incidencias</text:p>
      <text:p text:style-name="P5"><text:soft-page-break/>• Cualquier usuario que tenga conocimiento de una incidencia de seguridad es</text:p>
      <text:p text:style-name="P5">responsable de su notificación mediante el procedimiento existente. El</text:p>
      <text:p text:style-name="P5">conocimiento y la no notificación de una incidencia por parte de un usuario</text:p>
      <text:p text:style-name="P5">será considerado como una falta contra la seguridad del fichero por parte de</text:p>
      <text:p text:style-name="P5">ese usuario.</text:p>
      <text:p text:style-name="Standard"/>
      <text:p text:style-name="Standard">2.3. NORMA DE USO DE PORTATILES Y DISPOSITIVOS MOVILES</text:p>
      <text:p text:style-name="Standard">Dado el riesgo existente sobre este tipo de equipos, el usuario debe adoptar unas mínimas</text:p>
      <text:p text:style-name="Standard">medidas preventivas de seguridad. Los equipos portátiles no deben:</text:p>
      <text:p text:style-name="P1">• Abandonarse a la vista en coches particulares u otros medios de transporte</text:p>
      <text:p text:style-name="P1">utilizados.</text:p>
      <text:p text:style-name="P1">• Dejarse a la vista en lugares públicos donde puedan ser sustraídos con facilidad.</text:p>
      <text:p text:style-name="P1">• Los departamentos o áreas que utilicen equipos portátiles como puestos fijos</text:p>
      <text:p text:style-name="P1">deberán solicitar candados para fijar cada equipo a la mesa en donde vaya a ser</text:p>
      <text:p text:style-name="P1">utilizado.</text:p>
      <text:p text:style-name="P1">• No se podrá utilizar un equipo portátil para trabajar con información de nivel</text:p>
      <text:p text:style-name="P1">CONFIDENCIAL en un lugar público.</text:p>
      <text:p text:style-name="P1">• El usuario no podrá instalar software en equipo portátil entregado. Los equipos</text:p>
      <text:p text:style-name="P1">portátiles o puestos de teletrabajo homologados que vengan configurados, no podrán</text:p>
      <text:p text:style-name="P1">ser desconfigurados ni podrán instalarse en ellos ningún tipo de software no</text:p>
      <text:p text:style-name="P1">autorizado o realizar ningún tipo de manipulación cuyo objetivo sea inhabilitar</text:p>
      <text:p text:style-name="P1">cualquiera de las medidas de seguridad establecidas</text:p>
      <text:p text:style-name="P1">• Cuando se vaya a dejar desatendido un portátil durante un periodo largo de tiempo,</text:p>
      <text:p text:style-name="P1">por ejemplo, por una reunión o ir a desayunar, el usuario debe:</text:p>
      <text:p text:style-name="P5">▪ Enganchar el portátil al candado disponible en su mesa. Si su despacho no</text:p>
      <text:p text:style-name="P5">dispone de uno, pero utiliza equipo portátil, deberá solicitarlo.</text:p>
      <text:p text:style-name="P5">▪ Cerrar la puerta de su despacho o área con llave si esta opción es posible.</text:p>
      <text:p text:style-name="P5">▪ En situaciones vulnerables como lugares públicos, salas de espera de</text:p>
      <text:p text:style-name="P5">aeropuertos, hoteles o salas de conferencia, el portátil no debe dejarse nunca</text:p>
      <text:p text:style-name="P5">desatendido.</text:p>
      <text:p text:style-name="P5">▪ No deben guardarse equipos portátiles en bolsas o maletas que puedan</text:p>
      <text:p text:style-name="P5">revelar que contienen elementos de valor en su interior para no atraer a</text:p>
      <text:p text:style-name="P5">ladrones.</text:p>
      <text:p text:style-name="P1">• Cuando las medidas anteriores no puedan aplicarse por ser inviables o inapropiadas,</text:p>
      <text:p text:style-name="P1">el propietario del equipo es responsable de adoptar todas las medidas y precauciones</text:p>
      <text:p text:style-name="P1">que considere razonables con el objetivo de minimizar los riesgos de daño o robo del</text:p>
      <text:p text:style-name="P1">equipo.</text:p>
      <text:p text:style-name="Standard"/>
      <text:p text:style-name="Standard">2.4. NORMAS APLICABLES AL USO DE INTERNET.</text:p>
      <text:p text:style-name="Standard">Son normas aplicables al uso de Internet por parte de todo trabajador de AIXA CORPORE,</text:p>
      <text:p text:style-name="Standard">las siguientes:</text:p>
      <text:p text:style-name="P1">• Los sistemas de comunicación y acceso a la Internet son propiedad de AIXA</text:p>
      <text:p text:style-name="P1">CORPORE y deberán ser utilizados exclusivamente como una herramienta de trabajo</text:p>
      <text:p text:style-name="P1">conforme a las normas que rigen el comportamiento del personal de AIXA</text:p>
      <text:p text:style-name="P1">CORPORE y nunca con fines no oficiales o para actividades personales o con ánimo</text:p>
      <text:p text:style-name="P1">de lucro.</text:p>
      <text:p text:style-name="P1">• Las operaciones realizadas a través de la Internet pueden generar responsabilidad</text:p>
      <text:p text:style-name="P1">por parte de AIXA CORPORE, por lo que se reserva el derecho a auditar los accesos</text:p>
      <text:p text:style-name="P1">realizados por los usuarios a través de su sistema de información, el acceso a la</text:p>
      <text:p text:style-name="P1">Internet y el contenido de lo accedido.</text:p>
      <text:p text:style-name="P1">• El usuario debe respetar la legislación vigente (Ley de Propiedad Intelectual,</text:p>
      <text:p text:style-name="P1">Protección de Datos de Carácter Personal) y no utilizar el acceso a Internet con fines</text:p>
      <text:p text:style-name="P1"><text:soft-page-break/>ilícitos o delictivos (acceso, uso y difusión de sitios de contenido ilegal: pornografía</text:p>
      <text:p text:style-name="P1">infantil, odio racial, terrorismo, etc.).</text:p>
      <text:p text:style-name="Standard">Son usos no autorizados en relación a la utilización de Internet los siguientes:</text:p>
      <text:p text:style-name="P1">• Navegar por páginas Web cuyos contenidos sean sospechosamente delictivos, ni</text:p>
      <text:p text:style-name="P1">acceder a sitios Web que proporcionen servicios de chat, consulta y envío de correo</text:p>
      <text:p text:style-name="P1">vía Web, juegos on-line y otros contenidos no autorizados o expresamente</text:p>
      <text:p text:style-name="P1">bloqueados por AIXA CORPORE.</text:p>
      <text:p text:style-name="P1">• Descargar contenidos protegidos por la Ley de Propiedad Intelectual sin la respectiva</text:p>
      <text:p text:style-name="P1">licencia o autorización de uso o reproducción.</text:p>
      <text:p text:style-name="P1">• Instalar programas descargados de Internet sin la debida verificación por parte del</text:p>
      <text:p text:style-name="P1">antivirus de la no existencia de código malicioso en el programa descargado.</text:p>
      <text:p text:style-name="Standard"/>
      <text:p text:style-name="Standard">2.5. NORMAS APLICABLES AL USO DEL CORREO ELECTRÓNICO</text:p>
      <text:p text:style-name="P1">• El sistema de correo electrónico es propiedad de AIXA CORPORE y es parte íntegra</text:p>
      <text:p text:style-name="P1">de sus sistemas de información, por lo que el mismo se reserva el derecho a auditar</text:p>
      <text:p text:style-name="P1">el uso adecuado del mismo.</text:p>
      <text:p text:style-name="P1">• El correo electrónico podrá utilizarse únicamente para propósitos oficiales relativos a</text:p>
      <text:p text:style-name="P1">las funciones de trabajo. Se prohíbe el uso del mismo para asuntos no oficiales o</text:p>
      <text:p text:style-name="P1">actividades personales con fines de lucro o en menoscabo de la imagen de AIXA</text:p>
      <text:p text:style-name="P1">CORPORE o sus empleados.</text:p>
      <text:p text:style-name="P1">• El correo electrónico no puede emplearse como medio para enviarse</text:p>
      <text:p text:style-name="P1">documentación corporativa a una cuenta privada.</text:p>
      <text:p text:style-name="P1">• AIXA CORPORE es responsable de establecer las normas mediante las cuales se</text:p>
      <text:p text:style-name="P1">asignan las cuentas de correo electrónico, incluyendo las medidas de seguridad</text:p>
      <text:p text:style-name="P1">aplicables, como son los códigos de acceso y las contraseñas, los controles de acceso</text:p>
      <text:p text:style-name="P1">al servidor, los sistemas para auditar el uso del sistema, la integridad y seguridad de</text:p>
      <text:p text:style-name="P1">los datos y las comunicaciones enviadas.</text:p>
      <text:p text:style-name="P1">• Durante horas laborables, los usuarios no podrán utilizar o acceder a cuentas de</text:p>
      <text:p text:style-name="P1">correo electrónico distintas a las cuentas oficiales de AIXA CORPORE, a menos que</text:p>
      <text:p text:style-name="P1">estén autorizados a tal uso.</text:p>
      <text:p text:style-name="Standard">Son usos no autorizados en relación a la utilización del correo electrónico los siguientes:</text:p>
      <text:p text:style-name="P1">• Reenviar mensajes en cadena o rumores no fiables (Hoax). Dada la velocidad de</text:p>
      <text:p text:style-name="P1">retrasmisión de mensajes, circulan a menudo rumores falsos o correos con contenido</text:p>
      <text:p text:style-name="P1">difamatorio que solicitan al receptor que reenvíe el correo para dar a conocer el</text:p>
      <text:p text:style-name="P1">contenido. No participe reenviando con este tipo de mensajes.</text:p>
      <text:p text:style-name="P1">• Enviar correos electrónicos cuyo contenido no se ajuste a actividades relacionadas</text:p>
      <text:p text:style-name="P1">con los objetivos y actividades de AIXA CORPORE. Son ejemplos de este tipo de</text:p>
      <text:p text:style-name="P1">contenidos los juegos, animaciones, tarjetas de felicitación, ficheros de música,</text:p>
      <text:p text:style-name="P1">videos, etc.</text:p>
      <text:p text:style-name="P1">• Enviar correos electrónicos publicitarios sin el consentimiento expreso del receptor</text:p>
      <text:p text:style-name="P1">del mensaje.</text:p>
      <text:p text:style-name="P1">• Queda terminantemente prohibido utilizar el correo corporativo como medio para el</text:p>
      <text:p text:style-name="P1">envío de documentación a una cuenta externa a la empresa salvo si se encuentra el</text:p>
      <text:p text:style-name="P1">empleado correctamente autorizado para ello.</text:p>
      <text:p text:style-name="Standard"/>
      <text:p text:style-name="Standard">2.6. CRITERIOS DE BUENAS PRÁCTICAS EN SEGURIDAD DE LA INFORMACIÓN</text:p>
      <text:p text:style-name="Standard"/>
      <text:p text:style-name="Standard">2.6.1. SELECCIÓN Y UTILIZACIÓN DE CONTRASEÑAS</text:p>
      <text:p text:style-name="Standard">Se consideran criterios de buenas prácticas respecto a la selección y utilización de</text:p>
      <text:p text:style-name="Standard">contraseñas los siguientes:</text:p>
      <text:p text:style-name="P1">• Mantener la confidencialidad de las contraseñas;</text:p>
      <text:p text:style-name="P1">• Evitar el guardar un registro de la claves (por ejemplo en papel, en un fichero de</text:p>
      <text:p text:style-name="P1"><text:soft-page-break/>software o en un dispositivo manual), a menos que este pueda ser almacenado de</text:p>
      <text:p text:style-name="P1">forma segura;</text:p>
      <text:p text:style-name="P1">• Cambiar las contraseñas siempre que haya cualquier indicación de posible</text:p>
      <text:p text:style-name="P1">compromiso en el sistema o en la contraseña;</text:p>
      <text:p text:style-name="P1">• Cambiar las contraseñas temporales en la primera entrada;</text:p>
      <text:p text:style-name="P1">• No usar la misma contraseña para propósitos profesionales que para no</text:p>
      <text:p text:style-name="P1">profesionales.</text:p>
      <text:p text:style-name="P1">• Seleccionar contraseñas de calidad con al menos la mínima longitud establecida y</text:p>
      <text:p text:style-name="P1">además:</text:p>
      <text:p text:style-name="P5">▪ sean fáciles de recordar;</text:p>
      <text:p text:style-name="P5">▪ no estén basadas en algo que alguien más pueda fácilmente adivinar u</text:p>
      <text:p text:style-name="P5">obtener usando la información relativa a la persona, por ejemplo nombres,</text:p>
      <text:p text:style-name="P5">números de teléfono, y fechas de nacimiento etc.;</text:p>
      <text:p text:style-name="P5">▪ no sean vulnerables a ataques de diccionario (por ejemplo, que no consistan</text:p>
      <text:p text:style-name="P5">en palabras incluidas en diccionario);</text:p>
      <text:p text:style-name="P5">▪ no contengan caracteres consecutivos, idénticos, todos numéricos o todos</text:p>
      <text:p text:style-name="P5">alfanuméricos. No utilizar caracteres repetidos, bien todo números o todo</text:p>
      <text:p text:style-name="P5">letras. Una muy usual es 123456, aaaaaaa, qwertyuiop, etc.</text:p>
      <text:p text:style-name="P5">▪ no deben estar basadas en algo que pudieran adivinar u obtener usando</text:p>
      <text:p text:style-name="P5">información relacionada con usted, como nombre de hijos, fecha de</text:p>
      <text:p text:style-name="P5">nacimiento, número de teléfono, etc.</text:p>
      <text:p text:style-name="Standard">• Como recomendaciones de contraseñas de calidad se sugieren las siguientes:</text:p>
      <text:p text:style-name="P1">▪ Reglas nemotécnicas: LleSeupm (La lluvia en Sevilla es una pura maravilla)</text:p>
      <text:p text:style-name="P1">▪ Palabra cambiada de orden: aremlap (palmera al revés)</text:p>
      <text:p text:style-name="P1">▪ Mezcla de palabras: SagoCaos (Dos primeras letras y dos últimas letras de</text:p>
      <text:p text:style-name="P1">los nombres de los hijos/hermanos/padres) (Santiago y Carlos)</text:p>
      <text:p text:style-name="P1">▪ Uso de caracteres para recordar frases: esto-es-solo-un-ejemplo, (otroejemplo).</text:p>
      <text:p text:style-name="P1">▪ Sustituir números por letras como el 4 por la letra A, el 0 por la o y el 1 por</text:p>
      <text:p text:style-name="P1">la letra i: Buen4c0ntr4señ4.</text:p>
      <text:p text:style-name="Standard"/>
      <text:p text:style-name="Standard">2.6.2. USO DEL CORREO ELECTRÓNICO</text:p>
      <text:p text:style-name="Standard">Se consideran criterios de buenas prácticas en relación al uso del correo electrónico los</text:p>
      <text:p text:style-name="Standard">siguientes:</text:p>
      <text:p text:style-name="P1">• No abrir ni ejecutar ficheros que se reciban por correo electrónico especialmente si</text:p>
      <text:p text:style-name="P1">es un remitente desconocido, salvo que se tenga la total certeza de su inocuidad, y</text:p>
      <text:p text:style-name="P1">siempre después de revisarlo con el programa antivirus.</text:p>
      <text:p text:style-name="P1">• No utilizar el correo electrónico para transmitir mensajes que contengan o lleven</text:p>
      <text:p text:style-name="P1">adjuntos datos de carácter que por sus características, volumen o destinatarios</text:p>
      <text:p text:style-name="P1">pudieran poner en peligro la confidencialidad.</text:p>
      <text:p text:style-name="P1">• Ser profesional y cuidadoso en lo que escribe, sobre todo, cuando dichos correos</text:p>
      <text:p text:style-name="P1">electrónicos se dirijan a clientes o contactos de AIXA CORPORE. Para ello, lea</text:p>
      <text:p text:style-name="P1">cuidadosamente el texto del mensaje antes de enviarlo para evitar malas</text:p>
      <text:p text:style-name="P1">interpretaciones.</text:p>
      <text:p text:style-name="P1">• Asegurar que los destinatarios de su correo son EXCLUSIVAMENTE las personas</text:p>
      <text:p text:style-name="P1">interesadas en el asunto del mismo.</text:p>
      <text:p text:style-name="P1">• En el envío de correo hacia terceros, tratar de proteger su dirección de correo y la de</text:p>
      <text:p text:style-name="P1">sus compañeros siempre que esto sea posible. La difusión de virus y spam se realiza</text:p>
      <text:p text:style-name="P1">a partir de la exploración en PC infectados de direcciones de correo válidas. Evitar</text:p>
      <text:p text:style-name="P1">por tanto el reenvío de mensajes donde aparezcan las direcciones de correo de</text:p>
      <text:p text:style-name="P1">compañeros como parte del mensaje o en los campos de Copia. Siempre que sea</text:p>
      <text:p text:style-name="P1">posible, ocultar esta información utilizando el campo de copia oculta.</text:p>
      <text:p text:style-name="P1">• En el reenvío de correo, revisar el cuerpo del mensaje, para no revelar a personas</text:p>
      <text:p text:style-name="P1"><text:soft-page-break/>extrañas contenidos internos o confidenciales. El “reenvío de correo” debe siempre</text:p>
      <text:p text:style-name="P1">hacerse previa revisión del contenido íntegro del mensaje. En mensajes que hayan</text:p>
      <text:p text:style-name="P1">sido reenviados a usted, evitar que aparezca la secuencia de reenvíos en el texto del</text:p>
      <text:p text:style-name="P1">mensaje.</text:p>
      <text:p text:style-name="P1">• Intentar no hacer pública tu dirección de correo. Además de las páginas Web esto es</text:p>
      <text:p text:style-name="P1">extensible a las listas de distribución, salas de chats, sitios Webs, etc. Si tiene que</text:p>
      <text:p text:style-name="P1">publicar tu dirección de correo utilice alguno de estos trucos:</text:p>
      <text:p text:style-name="P5">• Sustituir el símbolo @ por la palabra ARROBA (en mayúsculas) al dar la</text:p>
      <text:p text:style-name="P5">dirección de correo electrónico.</text:p>
      <text:p text:style-name="P5">• Añadir el texto "QUITALASMAYUSCULAS" después de la arroba si es</text:p>
      <text:p text:style-name="P5">obligatorio el carácter @</text:p>
      <text:p text:style-name="P5">• Leer y entender la política de privacidad cuando se suministre la dirección de</text:p>
      <text:p text:style-name="P5">e-mail en un sitio Web. Mirar si la política de privacidad permite a la</text:p>
      <text:p text:style-name="P5">compañía vender a terceras personas tu correo. Si esto fuera así, no envíe su</text:p>
      <text:p text:style-name="P5">dirección de correo a estos sitios. Si no existe Política de Privacidad, le</text:p>
      <text:p text:style-name="P5">parece sospechosa o no tiene claro quién es el responsable de un Web mejor</text:p>
      <text:p text:style-name="P5">no dar el e-mail.</text:p>
      <text:p text:style-name="P5">• Evitar el envío o almacenamiento en la cuenta de correo de ficheros que no</text:p>
      <text:p text:style-name="P5">estén relacionados con el trabajo. Normalmente correos con bromas,</text:p>
      <text:p text:style-name="P5">presentaciones PowerPoint o videos humorísticos consumen recursos</text:p>
      <text:p text:style-name="P5">corporativos en almacenamiento que no estén relacionados con el uso y</text:p>
      <text:p text:style-name="P5">destino de los sistemas de información de AIXA CORPORE. Si se reciben</text:p>
      <text:p text:style-name="P5">este tipo de correos, eliminar el mismo una vez recibido o leído.</text:p>
      <text:p text:style-name="P5">• El correo electrónico no es un sistema de almacenamiento de información</text:p>
      <text:p text:style-name="P5">sino de intercambio y comunicación. Por tanto, los documentos y archivos</text:p>
      <text:p text:style-name="P5">necesarios para el trabajo deben guardarse en carpetas de trabajo, no en el</text:p>
      <text:p text:style-name="P5">buzón de correo.</text:p>
      <text:p text:style-name="P5">• Elimine periódicamente todos aquellos correos innecesarios o cuya</text:p>
      <text:p text:style-name="P5">información haya caducado y no sea útil. El buzón de correo tiene un tamaño</text:p>
      <text:p text:style-name="P5">limitado y por tanto, debe gestionar adecuadamente su u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1:09:46.999000000</meta:creation-date>
    <dc:date>2024-10-28T11:44:46.206000000</dc:date>
    <meta:editing-duration>PT12M22S</meta:editing-duration>
    <meta:editing-cycles>3</meta:editing-cycles>
    <meta:generator>LibreOffice/24.8.2.1$Windows_X86_64 LibreOffice_project/0f794b6e29741098670a3b95d60478a65d05ef13</meta:generator>
    <meta:document-statistic meta:table-count="0" meta:image-count="0" meta:object-count="0" meta:page-count="9" meta:paragraph-count="419" meta:word-count="4380" meta:character-count="27328" meta:non-whitespace-character-count="23362"/>
  </office:meta>
</office:document-meta>
</file>